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"/>
    <style:font-face style:name="Helvetica" svg:font-family="Helvetica"/>
    <style:font-face style:name="Lucida Grande" svg:font-family="'Lucida Gran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 style:list-style-name="L4"/>
    <style:style style:name="P6" style:family="paragraph" style:parent-style-name="Text_20_body">
      <style:text-properties style:font-name="Helvetica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.0972in" loext:contextual-spacing="false"/>
    </style:style>
    <style:style style:name="T1" style:family="text">
      <style:text-properties fo:color="#000000"/>
    </style:style>
    <style:style style:name="T2" style:family="text">
      <style:text-properties fo:font-style="italic"/>
    </style:style>
    <style:style style:name="T3" style:family="text">
      <style:text-properties style:font-name="Lucida Grande" fo:font-size="11pt"/>
    </style:style>
    <style:style style:name="T4" style:family="text">
      <style:text-properties style:font-name="Garamond"/>
    </style:style>
    <style:style style:name="T5" style:family="text">
      <style:text-properties style:font-name="Helvetic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32"/><text:span text:style-name="T1">Tarea lunes 3 de abril Laberinto del Fauna</text:span> </text:h>
      <text:p text:style-name="P1">Tarea 1 Laberinto del Fauno</text:p>
      <text:p text:style-name="Text_20_body"> </text:p>
      <text:p text:style-name="Text_20_body"><text:span text:style-name="T2">El laberinto del fauno</text:span>, dirigida por Guillermo del Toro</text:p>
      <text:p text:style-name="Text_20_body"> </text:p>
      <text:p text:style-name="Text_20_body">Mira la película en el AV Center  donde se encuentra en reserva.</text:p>
      <text:p text:style-name="Text_20_body">Toma apuntes detallados para poder preparar los temas de discusión de manera adecuada y para poder participar activamente en clase.</text:p>
      <text:list xml:id="list4039072059572518070" text:style-name="L1">
        <text:list-item>
          <text:p text:style-name="P2">Apunta imágenes y escenas llamativas. Piensa en las posibles funciones de éstas. </text:p>
        </text:list-item>
      </text:list>
      <text:list xml:id="list4712289582496083057" text:style-name="L2">
        <text:list-item>
          <text:p text:style-name="P8"><text:span text:style-name="T3">Pequeño diccionario para entender la película</text:span> </text:p>
        </text:list-item>
        <text:list-item>
          <text:p text:style-name="P8"><text:span text:style-name="T3">Bodega – cellar (usually of dry foods and wine)</text:span> </text:p>
        </text:list-item>
        <text:list-item>
          <text:p text:style-name="P8"><text:span text:style-name="T3">Coger / cogido (en España) – to catch / caught</text:span> </text:p>
        </text:list-item>
        <text:list-item>
          <text:p text:style-name="P8"><text:span text:style-name="T3">Contar – to tell someone about something (“contar un cuento” – to tell a story)</text:span> </text:p>
        </text:list-item>
        <text:list-item>
          <text:p text:style-name="P8"><text:span text:style-name="T3">Coño – the fuck (adverbio) (“¿Qué coño haces aquí?” - What the fuck are you doing here?)</text:span> </text:p>
        </text:list-item>
        <text:list-item>
          <text:p text:style-name="P8"><text:span text:style-name="T3">Embarazo / embarazada – pregnancy / pregnant</text:span> </text:p>
        </text:list-item>
        <text:list-item>
          <text:p text:style-name="P8"><text:span text:style-name="T3">Equivocarse – to be mistaken, to make a mistake</text:span> </text:p>
        </text:list-item>
        <text:list-item>
          <text:p text:style-name="P8"><text:span text:style-name="T3">Fallar – to fail (a task)</text:span> </text:p>
        </text:list-item>
        <text:list-item>
          <text:p text:style-name="P8"><text:span text:style-name="T3">Hada (un) - fairy</text:span> </text:p>
        </text:list-item>
        <text:list-item>
          <text:p text:style-name="P8"><text:span text:style-name="T3">Joder / jodido – to fuck / fucked-screwed (“¡Joder!” – Jeez!)</text:span> </text:p>
        </text:list-item>
        <text:list-item>
          <text:p text:style-name="P8"><text:span text:style-name="T3">Puta – bitch</text:span> </text:p>
        </text:list-item>
        <text:list-item>
          <text:p text:style-name="P8"><text:span text:style-name="T3">Mierda – shit (“vete a la mierda” – go to hell)</text:span> </text:p>
        </text:list-item>
        <text:list-item>
          <text:p text:style-name="P8"><text:span text:style-name="T3">**el fauno habla a la niña en el “vosotros”</text:span> </text:p>
        </text:list-item>
        <text:list-item>
          <text:p text:style-name="P8">  </text:p>
        </text:list-item>
      </text:list>
      <text:list xml:id="list874099948505592766" text:style-name="L3">
        <text:list-item>
          <text:p text:style-name="P3">  </text:p>
        </text:list-item>
      </text:list>
      <text:p text:style-name="Text_20_body"> </text:p>
      <text:p text:style-name="P4">Preguntas-guía</text:p>
      <text:p text:style-name="Text_20_body"> </text:p>
      <text:list xml:id="list1290060158529156754" text:style-name="L4">
        <text:list-item>
          <text:p text:style-name="P7"><text:soft-page-break/>Describe el contexto político en la película. ¿Cuál es la situación política en ese momento de la historia? Por ejemplo, investiga la guerra civil español de 1936–1939, los <text:span text:style-name="T2">maquis</text:span>, la dictadura de Francisco Franco y su política de autarquía. </text:p>
        </text:list-item>
        <text:list-item>
          <text:p text:style-name="P7">Caracteriza a los siguientes personajes: Ofelia, Carmen, Mercedes, el doctor Ferreiro, el capitán Vidal. </text:p>
          <text:list>
            <text:list-item>
              <text:p text:style-name="P7">¿Cómo es cada personaje? (Considera sus características personales, profesionales, de clase social, etc.) </text:p>
            </text:list-item>
            <text:list-item>
              <text:p text:style-name="P7">¿Cómo es el desarrollo de cada personaje a lo largo de la película? (Piensa en sus acciones, lo que quieren hacer y lo que tienen que hacer, su relación con el poder y la autoridad, relaciones de paralelismo y antagonismo con otros personajes, etc.) </text:p>
            </text:list-item>
          </text:list>
        </text:list-item>
        <text:list-item>
          <text:p text:style-name="P5">Explica cómo se relacionan los dos niveles de la acción, el realista-histórico y el fantástico. En tu opinión, ¿cuáles son las ventajas y los peligros de representar la guerra civil española en forma de cuento de hadas? </text:p>
        </text:list-item>
      </text:list>
      <text:p text:style-name="Text_20_body"> <text:span text:style-name="T4">4.En tu punto de vista Cual es el mensaje central de la pelicula? Apoyar tus ideas con ejemplos </text:span></text:p>
      <text:p text:style-name="Text_20_body"> </text:p>
      <text:p text:style-name="Text_20_body"> </text:p>
      <text:p text:style-name="Text_20_body"><text:span text:style-name="T4">Práctica de análisis : Preparar una tesis sobre algún elemento o</text:span> </text:p>
      <text:p text:style-name="Text_20_body"><text:span text:style-name="T4">secuencia de la película.  Tu tesis debe ser clara y concisa y debería enfocarse en sólo</text:span> </text:p>
      <text:p text:style-name="Text_20_body"><text:span text:style-name="T4">un elemento de la película para mostrar su efecto o su importancia.  Elaborar tu tesis</text:span> </text:p>
      <text:p text:style-name="Text_20_body"><text:span text:style-name="T4">con por lo menos dos ejemplos de la película que apoyan la tesis.  </text:span><text:span text:style-name="T5">Preparar esto por </text:span></text:p>
      <text:p text:style-name="P6">escrito. </text:p>
      <text:p text:style-name="Text_20_body">– <text:span text:style-name="T4">Estar listo para compartir tu tesis (y ejemplos de la película que apoyan tu tesis) con</text:span> </text:p>
      <text:p text:style-name="Text_20_body"><text:span text:style-name="T4">el resto de la clase en forma de una presentación oral.</text:span> </text:p>
      <text:p text:style-name="Text_20_body">– <text:span text:style-name="T4">Preparar 5 preguntas sobre el texto que podrías hacerle a un compañero.</text:span></text:p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"/>
    <style:font-face style:name="Helvetica" svg:font-family="Helvetica"/>
    <style:font-face style:name="Lucida Grande" svg:font-family="'Lucida Gran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20:42.261890000</meta:creation-date>
    <dc:date>2018-03-13T10:21:02.124453000</dc:date>
    <meta:editing-duration>PT28S</meta:editing-duration>
    <meta:editing-cycles>1</meta:editing-cycles>
    <meta:document-statistic meta:table-count="0" meta:image-count="0" meta:object-count="0" meta:page-count="2" meta:paragraph-count="44" meta:word-count="456" meta:character-count="2639" meta:non-whitespace-character-count="2179"/>
    <meta:generator>LibreOffice/5.2.5.1$MacOSX_X86_64 LibreOffice_project/0312e1a284a7d50ca85a365c316c7abbf20a4d22</meta:generator>
  </office:meta>
</office:document-meta>
</file>